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1ba" officeooo:paragraph-rsid="000931ba"/>
    </style:style>
    <style:style style:name="P2" style:family="paragraph" style:parent-style-name="Standard">
      <style:text-properties officeooo:rsid="000a9f88" officeooo:paragraph-rsid="000a9f88"/>
    </style:style>
    <style:style style:name="P3" style:family="paragraph" style:parent-style-name="Standard">
      <style:text-properties officeooo:rsid="000a9f88" officeooo:paragraph-rsid="000a9f88"/>
    </style:style>
    <style:style style:name="P4" style:family="paragraph" style:parent-style-name="Standard">
      <style:text-properties officeooo:rsid="000d804f" officeooo:paragraph-rsid="000d804f"/>
    </style:style>
    <style:style style:name="P5" style:family="paragraph" style:parent-style-name="Standard">
      <style:text-properties officeooo:rsid="000e9dcf" officeooo:paragraph-rsid="000e9dcf"/>
    </style:style>
    <style:style style:name="P6" style:family="paragraph" style:parent-style-name="Standard">
      <style:text-properties officeooo:rsid="001329a8" officeooo:paragraph-rsid="001329a8"/>
    </style:style>
    <style:style style:name="P7" style:family="paragraph" style:parent-style-name="Standard">
      <style:text-properties officeooo:rsid="0015740c" officeooo:paragraph-rsid="00157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the files with extension </text:p>
      <text:p text:style-name="P1">find . -type f -name "*.PPT"</text:p>
      <text:p text:style-name="P2">finding the location of a file (given file name)</text:p>
      <text:p text:style-name="P2"><text:s/>locate -br '^3.TXT$'</text:p>
      <text:p text:style-name="P4">copying a floder <text:s/>from one place to another</text:p>
      <text:p text:style-name="P4"><text:s/>cp -a /home/iiitdm/linuxpractice /home/iiitdm/Documents</text:p>
      <text:p text:style-name="P5">compressign a directory</text:p>
      <text:p text:style-name="P5">zip -r details1.zip /home/iiitdm/linuxpractice</text:p>
      <text:p text:style-name="P5">searching a pattern </text:p>
      <text:p text:style-name="P5">grep “pattern” filename</text:p>
      <text:p text:style-name="P6">concatenation</text:p>
      <text:p text:style-name="P6">cat 1.txt 2.txt 3.txt <text:s/>&gt;4.txt</text:p>
      <text:p text:style-name="P6"/>
      <text:p text:style-name="P7">printf("\nlhs=%d rhs=%d",p,sum);</text:p>
      <text:p text:style-name="P7">printf("verified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39:20.838987148</meta:creation-date>
    <dc:date>2018-01-17T17:32:50.749407335</dc:date>
    <meta:editing-duration>PT1H36M3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57" meta:character-count="431" meta:non-whitespace-character-count="382"/>
  </office:meta>
</office:document-meta>
</file>